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123cm" fo:min-width="0cm"/>
    </style:style>
    <style:style style:name="gr2" style:family="graphic" style:parent-style-name="objectwithoutfill">
      <style:graphic-properties svg:stroke-color="#069a2e" draw:fill="none" draw:textarea-vertical-align="middle"/>
    </style:style>
    <style:style style:name="gr3" style:family="graphic" style:parent-style-name="standard">
      <style:graphic-properties svg:stroke-color="#ff5429" svg:stroke-opacity="0%" draw:fill-color="#ffa6a6" draw:textarea-horizontal-align="justify" draw:textarea-vertical-align="middle" draw:auto-grow-height="false" fo:min-height="8.323cm" fo:min-width="5.533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243cm" fo:min-width="8.939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338cm" fo:min-width="1.08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338cm" fo:min-width="1.088cm"/>
      <style:paragraph-properties style:writing-mode="lr-tb"/>
    </style:style>
    <style:style style:name="gr7" style:family="graphic" style:parent-style-name="standard" style:list-style-name="L1">
      <style:graphic-properties draw:fill-color="#b4c7dc" draw:textarea-horizontal-align="justify" draw:textarea-vertical-align="middle" draw:auto-grow-height="false" fo:min-height="1.338cm" fo:min-width="1.0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195cm" fo:min-width="0.282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45cm" fo:min-width="7.267cm"/>
      <style:paragraph-properties style:writing-mode="lr-tb"/>
    </style:style>
    <style:style style:name="gr11" style:family="graphic" style:parent-style-name="standard">
      <style:graphic-properties svg:stroke-color="#ffd428" draw:fill-color="#ffffd7" draw:textarea-horizontal-align="justify" draw:textarea-vertical-align="middle" draw:auto-grow-height="false" fo:min-height="1.322cm" fo:min-width="2.194cm"/>
      <style:paragraph-properties style:writing-mode="lr-tb"/>
    </style:style>
    <style:style style:name="gr12" style:family="graphic" style:parent-style-name="objectwithoutfill">
      <style:graphic-properties svg:stroke-color="#ffd428" draw:fill="none" draw:textarea-vertical-align="middle"/>
    </style:style>
    <style:style style:name="gr13" style:family="graphic" style:parent-style-name="standard">
      <style:graphic-properties svg:stroke-color="#00a933" draw:fill-color="#afd095" draw:textarea-horizontal-align="justify" draw:textarea-vertical-align="middle" draw:auto-grow-height="false" fo:min-height="0.59cm" fo:min-width="6.23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67cm" fo:min-width="5.926cm"/>
    </style:style>
    <style:style style:name="gr15" style:family="graphic" style:parent-style-name="standard">
      <style:graphic-properties draw:textarea-horizontal-align="justify" draw:textarea-vertical-align="middle" draw:auto-grow-height="false" fo:min-height="0.067cm" fo:min-width="5.672cm"/>
    </style:style>
    <style:style style:name="gr16" style:family="graphic" style:parent-style-name="standard">
      <style:graphic-properties draw:textarea-horizontal-align="justify" draw:textarea-vertical-align="middle" draw:auto-grow-height="false" fo:min-height="0.067cm" fo:min-width="5.418cm"/>
    </style:style>
    <style:style style:name="gr17" style:family="graphic" style:parent-style-name="standard">
      <style:graphic-properties svg:stroke-color="#00a933" draw:fill-color="#afd095" draw:textarea-horizontal-align="justify" draw:textarea-vertical-align="middle" draw:auto-grow-height="false" fo:min-height="4.512cm" fo:min-width="0cm"/>
    </style:style>
    <style:style style:name="gr18" style:family="graphic" style:parent-style-name="standard">
      <style:graphic-properties svg:stroke-color="#00a933" draw:fill-color="#afd095" draw:textarea-horizontal-align="justify" draw:textarea-vertical-align="middle" draw:auto-grow-height="false" fo:min-height="4.511cm" fo:min-width="0cm"/>
    </style:style>
    <style:style style:name="gr19" style:family="graphic" style:parent-style-name="standard">
      <style:graphic-properties svg:stroke-color="#00a933" draw:fill-color="#afd095" draw:textarea-horizontal-align="justify" draw:textarea-vertical-align="middle" draw:auto-grow-height="false" fo:min-height="6.987cm" fo:min-width="0cm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067cm" fo:min-width="6.1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336cm"/>
      <style:paragraph-properties style:writing-mode="lr-tb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3.727cm"/>
      <style:paragraph-properties style:writing-mode="lr-tb"/>
    </style:style>
    <style:style style:name="gr25" style:family="graphic" style:parent-style-name="standard">
      <style:graphic-properties svg:stroke-color="#00a933" draw:fill-color="#d48453" draw:textarea-horizontal-align="justify" draw:textarea-vertical-align="middle" draw:auto-grow-height="false" fo:min-height="1.02cm" fo:min-width="11.56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4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loext:graphic-properties draw:fill-color="#ffffd7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afd095"/>
      <style:paragraph-properties fo:text-align="center" style:writing-mode="lr-tb"/>
    </style:style>
    <style:style style:name="P17" style:family="paragraph">
      <loext:graphic-properties draw:fill-color="#afd095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4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21" style:family="paragraph">
      <loext:graphic-properties draw:fill-color="#d48453"/>
      <style:paragraph-properties fo:text-align="center" style:writing-mode="lr-tb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="none" draw:fill-color="#ffffff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0.318cm" svg:height="8.373cm" svg:x="20.802cm" svg:y="7.35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18.133cm" svg:y1="10.12cm" svg:x2="18.133cm" svg:y2="4.165cm">
          <text:p/>
        </draw:line>
        <draw:g>
          <draw:custom-shape draw:style-name="gr3" draw:text-style-name="P3" draw:layer="layout" svg:width="6.033cm" svg:height="8.573cm" svg:x="1.278cm" svg:y="5.5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9.439cm" svg:height="3.493cm" draw:transform="skewX (4.81941131807932E-017) rotate (0.471238898038469) translate (2.851cm 15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9.439cm" svg:height="3.494cm" draw:transform="skewX (3.75247795207984E-017) rotate (0.471238898038469) translate (-4.25cm 15.2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1.588cm" svg:height="1.588cm" svg:x="5.41cm" svg:y="8.4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88cm" svg:height="1.588cm" svg:x="3.504cm" svg:y="9.56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88cm" svg:height="1.588cm" svg:x="5.41cm" svg:y="10.4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88cm" svg:height="1.588cm" svg:x="1.6cm" svg:y="10.3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88cm" svg:height="1.588cm" svg:x="3.505cm" svg:y="11.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88cm" svg:height="1.588cm" svg:x="5.409cm" svg:y="6.50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588cm" svg:height="1.588cm" svg:x="1.599cm" svg:y="6.5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1.588cm" svg:height="1.588cm" svg:x="3.504cm" svg:y="7.462cm">
            <text:p text:style-name="P7">Ice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88cm" svg:height="1.588cm" svg:x="1.6cm" svg:y="8.39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9" draw:layer="layout" svg:width="1.84cm" svg:height="0.962cm" svg:x="3.378cm" svg:y="5.857cm">
          <draw:text-box>
            <text:p>CUP</text:p>
          </draw:text-box>
        </draw:frame>
        <draw:custom-shape draw:style-name="gr9" draw:text-style-name="P11" draw:layer="controls" svg:width="0.782cm" svg:height="4.445cm" svg:x="1.805cm" svg:y="12.86cm">
          <text:p text:style-name="P10">PIPE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controls" svg:width="7.767cm" svg:height="0.7cm" svg:x="1.805cm" svg:y="16.687cm">
          <text:p text:style-name="P12">❄ <text:span text:style-name="T1">Cool</text:span> Water Out ❄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controls" svg:width="3.81cm" svg:height="2.222cm" svg:x="6.885cm" svg:y="2.7cm">
          <text:p text:style-name="P12">S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controls" svg:x1="6.668cm" svg:y1="3.887cm" svg:x2="5.715cm" svg:y2="5.157cm">
          <text:p/>
        </draw:line>
        <draw:line draw:style-name="gr12" draw:text-style-name="P15" draw:layer="controls" svg:x1="8.069cm" svg:y1="5.087cm" svg:x2="7.116cm" svg:y2="6.357cm">
          <text:p/>
        </draw:line>
        <draw:line draw:style-name="gr12" draw:text-style-name="P15" draw:layer="controls" svg:x1="7.169cm" svg:y1="4.687cm" svg:x2="6.216cm" svg:y2="5.957cm">
          <text:p/>
        </draw:line>
        <draw:custom-shape draw:style-name="gr13" draw:text-style-name="P16" draw:layer="controls" svg:width="9.525cm" svg:height="1.188cm" svg:x="13.37cm" svg:y="10.12cm">
          <text:p text:style-name="P12">Cha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5" xml:id="id1" draw:id="id1" draw:layer="controls" svg:x1="15.751cm" svg:y1="10.12cm" svg:x2="14.562cm" svg:y2="4.165cm">
          <text:p/>
        </draw:line>
        <draw:custom-shape draw:style-name="gr14" draw:text-style-name="P1" draw:layer="controls" svg:width="6.426cm" svg:height="0.317cm" draw:transform="rotate (0.0523598775598299) translate (14.995cm 6.00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controls" svg:width="6.172cm" svg:height="0.317cm" draw:transform="rotate (0.0523598775598299) translate (15.122cm 6.60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controls" svg:width="5.918cm" svg:height="0.317cm" draw:transform="rotate (0.0523598775598299) translate (15.249cm 7.18cm)">
          <text:p/>
          <draw:enhanced-geometry svg:viewBox="0 0 21600 21600" draw:type="rectangle" draw:enhanced-path="M 0 0 L 21600 0 21600 21600 0 21600 0 0 Z N"/>
        </draw:custom-shape>
        <draw:line draw:style-name="gr2" draw:text-style-name="P15" draw:layer="controls" svg:x1="20.514cm" svg:y1="10.12cm" svg:x2="21.706cm" svg:y2="4.165cm">
          <text:p/>
        </draw:line>
        <draw:custom-shape draw:style-name="gr17" draw:text-style-name="P17" draw:layer="controls" svg:width="0.384cm" svg:height="4.762cm" draw:transform="skewX (-0.00209439510239323) rotate (-0.159523093632282) translate (14.93cm 11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controls" svg:width="0.383cm" svg:height="4.761cm" draw:transform="skewX (-0.00279252680319093) rotate (-0.16004669240788) translate (21.305cm 11.18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9" draw:text-style-name="P17" draw:layer="controls" svg:width="0.382cm" svg:height="7.237cm" draw:transform="rotate (1.5707963267949) translate (14.501cm 4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5" draw:layer="controls" draw:type="curve" svg:x1="9.914cm" svg:y1="16.94cm" svg:x2="14.562cm" svg:y2="7.142cm" draw:end-shape="id1" draw:end-glue-point="3" svg:d="M9914 16940c3111 0 787-9798 4648-9798" svg:viewBox="0 0 4649 9799">
          <text:p/>
        </draw:connector>
        <draw:custom-shape draw:style-name="gr21" draw:text-style-name="P1" draw:layer="controls" svg:width="6.629cm" svg:height="0.317cm" svg:x="14.843cm" svg:y="5.5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controls" svg:width="6.426cm" svg:height="0.317cm" svg:x="14.945cm" svg:y="6.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controls" svg:width="6.172cm" svg:height="0.317cm" svg:x="15.072cm" svg:y="6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controls" svg:width="5.918cm" svg:height="0.317cm" svg:x="15.199cm" svg:y="7.34cm">
          <text:p/>
          <draw:enhanced-geometry svg:viewBox="0 0 21600 21600" draw:type="rectangle" draw:enhanced-path="M 0 0 L 21600 0 21600 21600 0 21600 0 0 Z N"/>
        </draw:custom-shape>
        <draw:frame draw:style-name="gr22" draw:text-style-name="P18" xml:id="id2" draw:id="id2" draw:layer="controls" svg:width="5.836cm" svg:height="1.916cm" svg:x="8.75cm" svg:y="6.01cm">
          <draw:text-box>
            <text:p><text:span text:style-name="T2">Ice melts from the heat, </text:span></text:p>
            <text:p><text:span text:style-name="T2">creating a steady </text:span></text:p>
            <text:p><text:span text:style-name="T2">stream of water.</text:span></text:p>
          </draw:text-box>
        </draw:frame>
        <draw:connector draw:style-name="gr23" draw:text-style-name="P15" draw:layer="controls" draw:type="curve" svg:x1="8.75cm" svg:y1="6.968cm" svg:x2="7.578cm" svg:y2="9.492cm" draw:start-shape="id2" svg:d="M8750 6968c-1254 0-668 2524-1172 2524" svg:viewBox="0 0 1173 2525">
          <text:p/>
        </draw:connector>
        <draw:frame draw:style-name="gr24" draw:text-style-name="P20" draw:layer="controls" svg:width="4.227cm" svg:height="3.581cm" svg:x="8.007cm" svg:y="10.747cm">
          <draw:text-box>
            <text:p text:style-name="P19"><text:span text:style-name="T3">The water is fed </text:span></text:p>
            <text:p text:style-name="P19"><text:span text:style-name="T3">through a long, </text:span></text:p>
            <text:p text:style-name="P19"><text:span text:style-name="T3">flexi pipe that </text:span></text:p>
            <text:p text:style-name="P19"><text:span text:style-name="T3">is woven though </text:span></text:p>
            <text:p text:style-name="P19"><text:span text:style-name="T3">the back of the </text:span></text:p>
            <text:p text:style-name="P19"><text:span text:style-name="T3">chair</text:span></text:p>
          </draw:text-box>
        </draw:frame>
        <draw:custom-shape draw:style-name="gr25" draw:text-style-name="P21" draw:layer="controls" svg:width="12.065cm" svg:height="1.27cm" svg:x="12.112cm" svg:y="15.1cm">
          <text:p text:style-name="P12">Soi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controls" svg:width="5.442cm" svg:height="2.384cm" svg:x="21.572cm" svg:y="7.597cm">
          <draw:text-box>
            <text:p>Start your system</text:p>
            <text:p>by adding <text:span text:style-name="T1">warm </text:span></text:p>
            <text:p><text:span text:style-name="T1">water</text:span> to the cup</text:p>
          </draw:text-box>
        </draw:frame>
        <draw:custom-shape draw:style-name="gr16" draw:text-style-name="P1" draw:layer="controls" svg:width="5.918cm" svg:height="0.317cm" svg:x="15.199cm" svg:y="7.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controls" svg:width="5.918cm" svg:height="0.317cm" svg:x="15.199cm" svg:y="7.34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4.892cm" svg:height="1.517cm" svg:x="11.524cm" svg:y="1.317cm">
          <draw:text-box>
            <text:p text:style-name="P22"><text:span text:style-name="T4">solo</text:span><text:span text:style-name="T4">Cool</text:span></text:p>
          </draw:text-box>
        </draw:frame>
        <draw:frame draw:style-name="gr27" draw:text-style-name="P24" draw:layer="layout" svg:width="27.028cm" svg:height="1.673cm" svg:x="0.456cm" svg:y="18.917cm">
          <draw:text-box>
            <text:p text:style-name="P1"><text:s/>soloCool © 2023 by Samuel Bullock is licensed under Attribution-ShareAlike 4.0 International. </text:p>
            <text:p text:style-name="P1">To view a copy of this license, visit http://creativecommons.org/licenses/by-sa/4.0/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1T17:24:16.608118300</meta:creation-date>
    <dc:date>2023-05-21T18:23:31.290927702</dc:date>
    <meta:editing-duration>PT26M18S</meta:editing-duration>
    <meta:editing-cycles>4</meta:editing-cycles>
    <meta:generator>LibreOffice/7.3.7.2$Linux_AARCH64 LibreOffice_project/30$Build-2</meta:generator>
    <meta:document-statistic meta:object-count="46"/>
  </office:meta>
</office:document-meta>
</file>